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612 Mono" svg:font-family="'B612 Mono'" style:font-pitch="fixed"/>
    <style:font-face style:name="Courier Prime Code" svg:font-family="'Courier Prime Code'" style:font-pitch="fixed"/>
    <style:font-face style:name="DejaVu Sans Mono" svg:font-family="'DejaVu Sans Mono'" style:font-family-generic="modern" style:font-pitch="fixed"/>
    <style:font-face style:name="Fira Mono" svg:font-family="'Fira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Libertine Display" svg:font-family="'Linux Libertine Display'" style:font-pitch="variable"/>
    <style:font-face style:name="Linux Libertine Mono O" svg:font-family="'Linux Libertine Mono O'" style:font-pitch="variable"/>
    <style:font-face style:name="Linux Libertine O" svg:font-family="'Linux Libertine O'"/>
    <style:font-face style:name="Linux Libertine O1" svg:font-family="'Linux Libertine O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Libertine O1" fo:font-weight="bold" officeooo:rsid="000c1f08" officeooo:paragraph-rsid="000c1f0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nux Libertine O1" fo:font-weight="bold" officeooo:rsid="000c1f08" officeooo:paragraph-rsid="000c1f0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nux Libertine O1" fo:font-weight="normal" officeooo:rsid="000c1f08" officeooo:paragraph-rsid="000c1f08" style:font-weight-asian="normal" style:font-weight-complex="normal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style:font-name="Linux Libertine O1" fo:font-weight="normal" officeooo:rsid="000c1f08" officeooo:paragraph-rsid="000c1f0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nux Libertine O1" fo:font-style="normal" fo:font-weight="normal" officeooo:rsid="000c1f08" officeooo:paragraph-rsid="000c1f0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nux Libertine O1" fo:font-style="normal" fo:font-weight="normal" officeooo:rsid="000c1f08" officeooo:paragraph-rsid="001300c3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nux Libertine O1" fo:font-style="normal" fo:font-weight="normal" officeooo:rsid="000c1f08" officeooo:paragraph-rsid="00252e5b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nux Libertine O1" fo:font-style="normal" fo:font-weight="normal" officeooo:rsid="00130680" officeooo:paragraph-rsid="0013068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nux Libertine O1" fo:font-style="normal" fo:font-weight="normal" officeooo:rsid="0013db72" officeooo:paragraph-rsid="0013db7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00c3" style:font-weight-asian="bold" style:font-weight-complex="bold"/>
    </style:style>
    <style:style style:name="T3" style:family="text">
      <style:text-properties fo:font-weight="bold" officeooo:rsid="000e013a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9207" style:font-style-asian="italic" style:font-style-complex="italic"/>
    </style:style>
    <style:style style:name="T6" style:family="text">
      <style:text-properties fo:font-style="italic" officeooo:rsid="00509086" style:font-style-asian="italic" style:font-style-complex="italic"/>
    </style:style>
    <style:style style:name="T7" style:family="text">
      <style:text-properties fo:font-style="italic" officeooo:rsid="00252e5b" style:font-style-asian="italic" style:font-style-complex="italic"/>
    </style:style>
    <style:style style:name="T8" style:family="text">
      <style:text-properties officeooo:rsid="000e013a"/>
    </style:style>
    <style:style style:name="T9" style:family="text">
      <style:text-properties officeooo:rsid="000ea5f5"/>
    </style:style>
    <style:style style:name="T10" style:family="text">
      <style:text-properties officeooo:rsid="000f9207"/>
    </style:style>
    <style:style style:name="T11" style:family="text">
      <style:text-properties officeooo:rsid="001141ff"/>
    </style:style>
    <style:style style:name="T12" style:family="text">
      <style:text-properties officeooo:rsid="001300c3"/>
    </style:style>
    <style:style style:name="T13" style:family="text">
      <style:text-properties officeooo:rsid="0013db72"/>
    </style:style>
    <style:style style:name="T14" style:family="text">
      <style:text-properties officeooo:rsid="0014f8e3"/>
    </style:style>
    <style:style style:name="T15" style:family="text">
      <style:text-properties officeooo:rsid="00168b3d"/>
    </style:style>
    <style:style style:name="T16" style:family="text">
      <style:text-properties officeooo:rsid="00189018"/>
    </style:style>
    <style:style style:name="T17" style:family="text">
      <style:text-properties officeooo:rsid="001a89c1"/>
    </style:style>
    <style:style style:name="T18" style:family="text">
      <style:text-properties officeooo:rsid="001e16e3"/>
    </style:style>
    <style:style style:name="T19" style:family="text">
      <style:text-properties officeooo:rsid="001f47e7"/>
    </style:style>
    <style:style style:name="T20" style:family="text">
      <style:text-properties officeooo:rsid="00200079"/>
    </style:style>
    <style:style style:name="T21" style:family="text">
      <style:text-properties officeooo:rsid="00509086"/>
    </style:style>
    <style:style style:name="T22" style:family="text">
      <style:text-properties officeooo:rsid="008f793a"/>
    </style:style>
    <style:style style:name="T23" style:family="text">
      <style:text-properties officeooo:rsid="00252e5b"/>
    </style:style>
    <style:style style:name="T24" style:family="text">
      <style:text-properties officeooo:rsid="00263b13"/>
    </style:style>
    <style:style style:name="T25" style:family="text">
      <style:text-properties officeooo:rsid="0027ed9b"/>
    </style:style>
    <style:style style:name="T26" style:family="text">
      <style:text-properties officeooo:rsid="002816a1"/>
    </style:style>
    <style:style style:name="T27" style:family="text">
      <style:text-properties officeooo:rsid="00295aa3"/>
    </style:style>
    <style:style style:name="T28" style:family="text">
      <style:text-properties officeooo:rsid="0029e125"/>
    </style:style>
    <style:style style:name="T29" style:family="text">
      <style:text-properties officeooo:rsid="002be5c6"/>
    </style:style>
    <style:style style:name="T30" style:family="text">
      <style:text-properties officeooo:rsid="002d2477"/>
    </style:style>
    <style:style style:name="T31" style:family="text">
      <style:text-properties officeooo:rsid="002e0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K</text:p>
      <text:p text:style-name="P2"/>
      <text:p text:style-name="P3">[A] <text:tab/><text:span text:style-name="T1">Nama: </text:span>Jeffrey Willever Jacobson (03720819)</text:p>
      <text:p text:style-name="P3"/>
      <text:p text:style-name="P4">[B] <text:tab/><text:span text:style-name="T1">Judul Tesis: </text:span>Kebebasan yang Kontradiktif: Metakritik Adorno atas Konsep <text:tab/>Kebebasan Kant dalam <text:span text:style-name="T4">Dialektika Negatif</text:span></text:p>
      <text:p text:style-name="P4"><text:span text:style-name="T4"/></text:p>
      <text:p text:style-name="P5">[C] <text:tab/><text:span text:style-name="T16">ii + </text:span>halaman; 2023</text:p>
      <text:p text:style-name="P5"/>
      <text:p text:style-name="P6">[D] <text:tab/><text:span text:style-name="T1">Kata-kata kunci:</text:span> Kebebasan, Marxisme Barat, Mazhab Frankfurt, Metakritik, <text:tab/>Dialektika <text:span text:style-name="T20">Negatif</text:span>, Idealisme Transendental, Materialisme, Teori Kritis, Teori <text:span text:style-name="T17">dan <text:tab/></text:span><text:span text:style-name="T4">Praxis</text:span>, Modernitas, Filsafat Moral, <text:span text:style-name="T17">Filsafat Praktis, Etika, Filsafat Manusia, Filsafat <text:tab/>Sejarah, </text:span><text:span text:style-name="T20">Filsafat Sosial, </text:span><text:span text:style-name="T8">Psikoanalisis, Revolusi, </text:span><text:span text:style-name="T9">Utopia, Akal Budi, Antinomi, <text:tab/></text:span><text:span text:style-name="T10">Antisistem, </text:span><text:span text:style-name="T18">Konstelasi, </text:span><text:span text:style-name="T30">Identitas, </text:span><text:span text:style-name="T10">Ketidakidentikan, Yang Ditambahkan (</text:span><text:span text:style-name="T5">das <text:tab/>Hinzutretende</text:span><text:span text:style-name="T10">), </text:span><text:span text:style-name="T11">Kausalitas, </text:span><text:span text:style-name="T17">Determinisme, </text:span><text:span text:style-name="T24">Watak Inteligibel, </text:span><text:span text:style-name="T25">Kehendak, <text:tab/></text:span><text:span text:style-name="T30">Masyarakat Kapitalis</text:span></text:p>
      <text:p text:style-name="P6"/>
      <text:p text:style-name="P7"><text:span text:style-name="T12">[E]</text:span><text:span text:style-name="T2"> <text:tab/>Isi Abstrak:</text:span><text:span text:style-name="T3"> </text:span><text:span text:style-name="T21">Tesis ini menganalisis </text:span><text:span text:style-name="T22">isi dan relevansi </text:span><text:span text:style-name="T21">metakritik </text:span><text:span text:style-name="T23">Theodor W. <text:tab/></text:span><text:span text:style-name="T21">Adorno atas konsep kebebasan </text:span><text:span text:style-name="T23">Immanuel </text:span><text:span text:style-name="T21">Kant dalam </text:span><text:span text:style-name="T23">karya Adorno </text:span><text:span text:style-name="T6">Dialektika <text:tab/>Negatif</text:span><text:span text:style-name="T21">. </text:span><text:span text:style-name="T23">Pertama, konteks pemikiran Adorno </text:span><text:span text:style-name="T28">digambarkan</text:span><text:span text:style-name="T23">, dengan </text:span><text:span text:style-name="T31">ber</text:span><text:span text:style-name="T23">fokus pada <text:tab/>Adorno sebagai pemikir Marxis Barat. Kemudian, proyek </text:span><text:span text:style-name="T28">umum </text:span><text:span text:style-name="T23">Adorno dalam <text:tab/></text:span><text:span text:style-name="T7">Dialektika Negatif </text:span><text:span text:style-name="T23">dipaparkan, sebelum beralih ke pemikiran Kant tentang <text:tab/>kebebasan untuk menyediakan konteks </text:span><text:span text:style-name="T28">bagi</text:span><text:span text:style-name="T23"> </text:span><text:span text:style-name="T28">pemahaman</text:span><text:span text:style-name="T23"> metakritik Adorno. <text:tab/>Adorno mengkritik Kant ‘dari luar’, menggunakan pemikiran Hegel, Marx, Freud, <text:tab/>dan Adorno sendiri, dan dari dalam, </text:span><text:span text:style-name="T28">menunjukkan</text:span><text:span text:style-name="T23"> masalah logis dalam teks </text:span><text:span text:style-name="T28">dan <text:tab/>konsep</text:span><text:span text:style-name="T23"> Kant. </text:span><text:span text:style-name="T25">Kritik Adorno dari luar berfokus pada isi sosial terselubung dalam <text:tab/>pemikiran Kant. </text:span><text:span text:style-name="T27">Menurut Adorno, </text:span><text:span text:style-name="T25">Antinomi Ketiga yang memperlawankan <text:tab/>kebebasan dengan kausalitas sebenarnya dipicu oleh kontradiksi dalam <text:tab/>masyarakat kapitalis antara kepentingan individu dengan masyarakat. </text:span><text:span text:style-name="T26">Suara hati <text:tab/>Kant dilihat sebagai superego Freudian. Yang Ditambahkan diusulkan sebagai <text:tab/>motivasi tindakan. </text:span><text:span text:style-name="T27">Kritik Adorno dari dalam berfokus pada keterkaitan <text:tab/>konseptual di antara kausalitas dan kebebasan yang seharusnya terpisah serta <text:tab/>kesulitan watak inteligibel memotivasikan tindakan dalam waktu. Metakritik <text:tab/>Adorno menunjukkan ketidakidentikan kebebasan dengan dirinya sendiri karena <text:tab/>merupakan represi di masa kini dan belum terwujud sesuai dengan makna <text:tab/>sejatinya. Metakritik Adorno dinilai kurang relevan karena menuntut perubahan <text:tab/>sosial untuk perwujudan kebebasan tetapi tidak mampu mengharapkan atau <text:tab/>membayangkan </text:span><text:span text:style-name="T28">bagaimana </text:span><text:span text:style-name="T27">perubahan tersebut </text:span><text:span text:style-name="T28">bisa dilaksanakan</text:span><text:span text:style-name="T27">.</text:span></text:p>
      <text:p text:style-name="P7"/>
      <text:p text:style-name="P8">[F] <text:tab/><text:span text:style-name="T1">Daftar Pustaka:</text:span> <text:span text:style-name="T13">9</text:span><text:span text:style-name="T29">6</text:span><text:span text:style-name="T13"> </text:span><text:span text:style-name="T15">(1941–2022)</text:span></text:p>
      <text:p text:style-name="P8"/>
      <text:p text:style-name="P9">[G] <text:tab/><text:span text:style-name="T1">Dosen Pembimbing: </text:span><text:span text:style-name="T14">Prof. Dr. J. Sudarminta, M. Phi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612 Mono" svg:font-family="'B612 Mono'" style:font-pitch="fixed"/>
    <style:font-face style:name="Courier Prime Code" svg:font-family="'Courier Prime Code'" style:font-pitch="fixed"/>
    <style:font-face style:name="DejaVu Sans Mono" svg:font-family="'DejaVu Sans Mono'" style:font-family-generic="modern" style:font-pitch="fixed"/>
    <style:font-face style:name="Fira Mono" svg:font-family="'Fira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Libertine Display" svg:font-family="'Linux Libertine Display'" style:font-pitch="variable"/>
    <style:font-face style:name="Linux Libertine Mono O" svg:font-family="'Linux Libertine Mono O'" style:font-pitch="variable"/>
    <style:font-face style:name="Linux Libertine O" svg:font-family="'Linux Libertine O'"/>
    <style:font-face style:name="Linux Libertine O1" svg:font-family="'Linux Libertine O'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nux Libertine O" fo:font-size="12pt" fo:language="id" fo:country="ID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 O" fo:font-size="12pt" fo:language="id" fo:country="ID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family="'Linux Libertine O'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.5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00:02:06.053342728</meta:creation-date>
    <dc:date>2023-05-07T21:06:32.757383169</dc:date>
    <meta:editing-duration>PT19H8M54S</meta:editing-duration>
    <meta:editing-cycles>20</meta:editing-cycles>
    <meta:generator>LibreOffice/7.4.6.2$Linux_X86_64 LibreOffice_project/40$Build-2</meta:generator>
    <meta:document-statistic meta:table-count="0" meta:image-count="0" meta:object-count="0" meta:page-count="1" meta:paragraph-count="8" meta:word-count="290" meta:character-count="2356" meta:non-whitespace-character-count="2041"/>
  </office:meta>
</office:document-meta>
</file>